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8299in"/>
    </style:style>
    <style:style style:name="co4" style:family="table-column">
      <style:table-column-properties fo:break-before="auto" style:column-width="2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8000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ff00"/>
      <style:text-properties fo:color="#c9211e"/>
    </style:style>
    <style:style style:name="ce5" style:family="table-cell" style:parent-style-name="Default">
      <style:table-cell-properties fo:background-color="transparent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2-1-1</text:p>
          </table:table-cell>
          <table:table-cell table:style-name="ce1" table:number-columns-repeated="2"/>
          <table:table-cell table:style-name="ce1" office:value-type="string" calcext:value-type="string">
            <text:p>1-3</text:p>
          </table:table-cell>
          <table:table-cell table:style-name="ce1" table:number-columns-repeated="2"/>
          <table:table-cell table:style-name="ce1" office:value-type="string" calcext:value-type="string">
            <text:p>1-2-1</text:p>
          </table:table-cell>
          <table:table-cell table:style-name="ce1" table:number-columns-repeated="2"/>
          <table:table-cell table:style-name="ce1" office:value-type="string" calcext:value-type="string">
            <text:p>1-1-2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Full Data Byte-Level Entropy</text:p>
          </table:table-cell>
          <table:table-cell office:value-type="float" office:value="4.81012" calcext:value-type="float">
            <text:p>4.81012</text:p>
          </table:table-cell>
          <table:table-cell/>
          <table:table-cell office:value-type="string" calcext:value-type="string">
            <text:p>Full Data Byte-Level Entropy</text:p>
          </table:table-cell>
          <table:table-cell office:value-type="float" office:value="4.81012" calcext:value-type="float">
            <text:p>4.81012</text:p>
          </table:table-cell>
          <table:table-cell/>
          <table:table-cell office:value-type="string" calcext:value-type="string">
            <text:p>Full Data Byte-Level Entropy</text:p>
          </table:table-cell>
          <table:table-cell office:value-type="float" office:value="4.81012" calcext:value-type="float">
            <text:p>4.81012</text:p>
          </table:table-cell>
          <table:table-cell/>
          <table:table-cell office:value-type="string" calcext:value-type="string">
            <text:p>Full Data Byte-Level Entropy</text:p>
          </table:table-cell>
          <table:table-cell office:value-type="float" office:value="4.81012" calcext:value-type="float">
            <text:p>4.810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mponent 1 Byte-Level Entropy</text:p>
          </table:table-cell>
          <table:table-cell office:value-type="float" office:value="2.70591" calcext:value-type="float">
            <text:p>2.70591</text:p>
          </table:table-cell>
          <table:table-cell/>
          <table:table-cell office:value-type="string" calcext:value-type="string">
            <text:p>Component 1 Byte-Level Entropy</text:p>
          </table:table-cell>
          <table:table-cell office:value-type="float" office:value="2.3192" calcext:value-type="float">
            <text:p>2.3192</text:p>
          </table:table-cell>
          <table:table-cell/>
          <table:table-cell office:value-type="string" calcext:value-type="string">
            <text:p>Component 1 Byte-Level Entropy</text:p>
          </table:table-cell>
          <table:table-cell office:value-type="float" office:value="2.3192" calcext:value-type="float">
            <text:p>2.3192</text:p>
          </table:table-cell>
          <table:table-cell/>
          <table:table-cell office:value-type="string" calcext:value-type="string">
            <text:p>Component 1 Byte-Level Entropy</text:p>
          </table:table-cell>
          <table:table-cell office:value-type="float" office:value="2.3192" calcext:value-type="float">
            <text:p>2.31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mponent 2 Byte-Level Entropy</text:p>
          </table:table-cell>
          <table:table-cell office:value-type="float" office:value="7.48922" calcext:value-type="float">
            <text:p>7.48922</text:p>
          </table:table-cell>
          <table:table-cell/>
          <table:table-cell office:value-type="string" calcext:value-type="string">
            <text:p>Component 2 Byte-Level Entropy</text:p>
          </table:table-cell>
          <table:table-cell office:value-type="float" office:value="4.99329" calcext:value-type="float">
            <text:p>4.99329</text:p>
          </table:table-cell>
          <table:table-cell/>
          <table:table-cell office:value-type="string" calcext:value-type="string">
            <text:p>Component 2 Byte-Level Entropy</text:p>
          </table:table-cell>
          <table:table-cell office:value-type="float" office:value="5.82921" calcext:value-type="float">
            <text:p>5.82921</text:p>
          </table:table-cell>
          <table:table-cell/>
          <table:table-cell office:value-type="string" calcext:value-type="string">
            <text:p>Component 2 Byte-Level Entropy</text:p>
          </table:table-cell>
          <table:table-cell office:value-type="float" office:value="2.3192" calcext:value-type="float">
            <text:p>2.31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mponent 3 Byte-Level Entropy</text:p>
          </table:table-cell>
          <table:table-cell office:value-type="float" office:value="0.64578" calcext:value-type="float">
            <text:p>0.64578</text:p>
          </table:table-cell>
          <table:table-cell/>
          <table:table-cell office:value-type="string" calcext:value-type="string">
            <text:p>Combined Decomposed Byte-Level Entropy</text:p>
          </table:table-cell>
          <table:table-cell office:value-type="float" office:value="4.32477" calcext:value-type="float">
            <text:p>4.32477</text:p>
          </table:table-cell>
          <table:table-cell/>
          <table:table-cell office:value-type="string" calcext:value-type="string">
            <text:p>Component 3 Byte-Level Entropy</text:p>
          </table:table-cell>
          <table:table-cell office:value-type="float" office:value="0.64578" calcext:value-type="float">
            <text:p>0.64578</text:p>
          </table:table-cell>
          <table:table-cell/>
          <table:table-cell office:value-type="string" calcext:value-type="string">
            <text:p>Component 3 Byte-Level Entropy</text:p>
          </table:table-cell>
          <table:table-cell office:value-type="float" office:value="5.02801" calcext:value-type="float">
            <text:p>5.028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mbined Decomposed Byte-Level Entropy</text:p>
          </table:table-cell>
          <table:table-cell office:value-type="float" office:value="3.3867" calcext:value-type="float">
            <text:p>3.3867</text:p>
          </table:table-cell>
          <table:table-cell table:number-columns-repeated="4"/>
          <table:table-cell office:value-type="string" calcext:value-type="string">
            <text:p>Combined Decomposed Byte-Level Entropy</text:p>
          </table:table-cell>
          <table:table-cell office:value-type="float" office:value="3.65585" calcext:value-type="float">
            <text:p>3.65585</text:p>
          </table:table-cell>
          <table:table-cell/>
          <table:table-cell office:value-type="string" calcext:value-type="string">
            <text:p>Combined Decomposed Byte-Level Entropy</text:p>
          </table:table-cell>
          <table:table-cell office:value-type="float" office:value="3.67361" calcext:value-type="float">
            <text:p>3.6736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ullEntropy -Combined Decomposed <text:s/></text:p>
          </table:table-cell>
          <table:table-cell table:style-name="ce2" office:value-type="float" office:value="1.42342" calcext:value-type="float">
            <text:p>1.42342</text:p>
          </table:table-cell>
          <table:table-cell table:style-name="ce2"/>
          <table:table-cell table:style-name="ce2" office:value-type="string" calcext:value-type="string">
            <text:p>fullEntropy -Combined Decomposed <text:s/></text:p>
          </table:table-cell>
          <table:table-cell table:style-name="ce2" office:value-type="float" office:value="0.485357" calcext:value-type="float">
            <text:p>0.485357</text:p>
          </table:table-cell>
          <table:table-cell table:style-name="ce2"/>
          <table:table-cell table:style-name="ce2" office:value-type="string" calcext:value-type="string">
            <text:p>fullEntropy -Combined Decomposed <text:s/></text:p>
          </table:table-cell>
          <table:table-cell table:style-name="ce2" office:value-type="float" office:value="1.15427" calcext:value-type="float">
            <text:p>1.15427</text:p>
          </table:table-cell>
          <table:table-cell table:style-name="ce2"/>
          <table:table-cell table:style-name="ce2" office:value-type="string" calcext:value-type="string">
            <text:p>fullEntropy -Combined Decomposed <text:s/></text:p>
          </table:table-cell>
          <table:table-cell table:style-name="ce2" office:value-type="float" office:value="1.13652" calcext:value-type="float">
            <text:p>1.13652</text:p>
          </table:table-cell>
          <table:table-cell table:style-name="ce2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ull Data Compression Ratio</text:p>
          </table:table-cell>
          <table:table-cell office:value-type="float" office:value="2.65329" calcext:value-type="float">
            <text:p>2.65329</text:p>
          </table:table-cell>
          <table:table-cell/>
          <table:table-cell office:value-type="string" calcext:value-type="string">
            <text:p>Full Data Compression Ratio</text:p>
          </table:table-cell>
          <table:table-cell office:value-type="float" office:value="2.65329" calcext:value-type="float">
            <text:p>2.65329</text:p>
          </table:table-cell>
          <table:table-cell/>
          <table:table-cell office:value-type="string" calcext:value-type="string">
            <text:p>Full Data Compression Ratio</text:p>
          </table:table-cell>
          <table:table-cell office:value-type="float" office:value="2.65329" calcext:value-type="float">
            <text:p>2.65329</text:p>
          </table:table-cell>
          <table:table-cell/>
          <table:table-cell office:value-type="string" calcext:value-type="string">
            <text:p>Full Data Compression Ratio</text:p>
          </table:table-cell>
          <table:table-cell office:value-type="float" office:value="2.65329" calcext:value-type="float">
            <text:p>2.653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posed Data Compression Ratio</text:p>
          </table:table-cell>
          <table:table-cell office:value-type="float" office:value="2.99778" calcext:value-type="float">
            <text:p>2.99778</text:p>
          </table:table-cell>
          <table:table-cell/>
          <table:table-cell office:value-type="string" calcext:value-type="string">
            <text:p>Decomposed Data Compression Ratio</text:p>
          </table:table-cell>
          <table:table-cell office:value-type="float" office:value="2.18789" calcext:value-type="float">
            <text:p>2.18789</text:p>
          </table:table-cell>
          <table:table-cell/>
          <table:table-cell office:value-type="string" calcext:value-type="string">
            <text:p>Decomposed Data Compression Ratio</text:p>
          </table:table-cell>
          <table:table-cell office:value-type="float" office:value="2.25182" calcext:value-type="float">
            <text:p>2.25182</text:p>
          </table:table-cell>
          <table:table-cell/>
          <table:table-cell office:value-type="string" calcext:value-type="string">
            <text:p>Decomposed Data Compression Ratio</text:p>
          </table:table-cell>
          <table:table-cell office:value-type="float" office:value="2.28803" calcext:value-type="float">
            <text:p>2.2880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ompression Ratio Improvement</text:p>
          </table:table-cell>
          <table:table-cell table:style-name="ce3" office:value-type="float" office:value="0.344493" calcext:value-type="float">
            <text:p>0.344493</text:p>
          </table:table-cell>
          <table:table-cell table:style-name="ce3"/>
          <table:table-cell table:style-name="ce3" office:value-type="string" calcext:value-type="string">
            <text:p>Compression Ratio Improvement</text:p>
          </table:table-cell>
          <table:table-cell table:style-name="ce3" office:value-type="float" office:value="-0.465397" calcext:value-type="float">
            <text:p>-0.465397</text:p>
          </table:table-cell>
          <table:table-cell table:style-name="ce3"/>
          <table:table-cell table:style-name="ce3" office:value-type="string" calcext:value-type="string">
            <text:p>Compression Ratio Improvement</text:p>
          </table:table-cell>
          <table:table-cell table:style-name="ce3" office:value-type="float" office:value="-0.401474" calcext:value-type="float">
            <text:p>-0.401474</text:p>
          </table:table-cell>
          <table:table-cell table:style-name="ce3"/>
          <table:table-cell table:style-name="ce3" office:value-type="string" calcext:value-type="string">
            <text:p>Compression Ratio Improvement</text:p>
          </table:table-cell>
          <table:table-cell table:style-name="ce3" office:value-type="float" office:value="-0.365264" calcext:value-type="float">
            <text:p>-0.365264</text:p>
          </table:table-cell>
          <table:table-cell table:style-name="ce3" table:number-columns-repeated="1013"/>
        </table:table-row>
        <table:table-row table:style-name="ro1">
          <table:table-cell table:number-columns-repeated="6"/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1-1-1-1</text:p>
          </table:table-cell>
          <table:table-cell table:style-name="ce4" table:number-columns-repeated="2"/>
          <table:table-cell table:style-name="ce4" office:value-type="string" calcext:value-type="string">
            <text:p>2-2</text:p>
          </table:table-cell>
          <table:table-cell table:style-name="ce4" table:number-columns-repeated="2"/>
          <table:table-cell table:style-name="ce1" office:value-type="string" calcext:value-type="string">
            <text:p>3-1</text:p>
          </table:table-cell>
          <table:table-cell table:style-name="ce1" table:number-columns-repeated="4"/>
          <table:table-cell table:style-name="ce4" table:number-columns-repeated="1012"/>
          <table:table-cell table:style-name="ce1"/>
        </table:table-row>
        <table:table-row table:style-name="ro1">
          <table:table-cell office:value-type="string" calcext:value-type="string">
            <text:p>Full Data Byte-Level Entropy</text:p>
          </table:table-cell>
          <table:table-cell office:value-type="float" office:value="4.81012" calcext:value-type="float">
            <text:p>4.81012</text:p>
          </table:table-cell>
          <table:table-cell/>
          <table:table-cell office:value-type="string" calcext:value-type="string">
            <text:p>Full Data Byte-Level Entropy</text:p>
          </table:table-cell>
          <table:table-cell office:value-type="float" office:value="4.81012" calcext:value-type="float">
            <text:p>4.81012</text:p>
          </table:table-cell>
          <table:table-cell/>
          <table:table-cell office:value-type="string" calcext:value-type="string">
            <text:p>Full Data Byte-Level Entropy</text:p>
          </table:table-cell>
          <table:table-cell office:value-type="float" office:value="4.81012" calcext:value-type="float">
            <text:p>4.810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onent 1 Byte-Level Entropy</text:p>
          </table:table-cell>
          <table:table-cell office:value-type="float" office:value="2.3192" calcext:value-type="float">
            <text:p>2.3192</text:p>
          </table:table-cell>
          <table:table-cell/>
          <table:table-cell office:value-type="string" calcext:value-type="string">
            <text:p>Component 1 Byte-Level Entropy</text:p>
          </table:table-cell>
          <table:table-cell office:value-type="float" office:value="2.70591" calcext:value-type="float">
            <text:p>2.70591</text:p>
          </table:table-cell>
          <table:table-cell/>
          <table:table-cell office:value-type="string" calcext:value-type="string">
            <text:p>Component 1 Byte-Level Entropy</text:p>
          </table:table-cell>
          <table:table-cell office:value-type="float" office:value="5.14296" calcext:value-type="float">
            <text:p>5.142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onent 2 Byte-Level Entropy</text:p>
          </table:table-cell>
          <table:table-cell office:value-type="float" office:value="2.3192" calcext:value-type="float">
            <text:p>2.3192</text:p>
          </table:table-cell>
          <table:table-cell/>
          <table:table-cell office:value-type="string" calcext:value-type="string">
            <text:p>Component 2 Byte-Level Entropy</text:p>
          </table:table-cell>
          <table:table-cell office:value-type="float" office:value="5.02801" calcext:value-type="float">
            <text:p>5.02801</text:p>
          </table:table-cell>
          <table:table-cell/>
          <table:table-cell office:value-type="string" calcext:value-type="string">
            <text:p>Component 2 Byte-Level Entropy</text:p>
          </table:table-cell>
          <table:table-cell office:value-type="float" office:value="0.64578" calcext:value-type="float">
            <text:p>0.645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onent 3 Byte-Level Entropy</text:p>
          </table:table-cell>
          <table:table-cell office:value-type="float" office:value="7.48922" calcext:value-type="float">
            <text:p>7.48922</text:p>
          </table:table-cell>
          <table:table-cell/>
          <table:table-cell office:value-type="string" calcext:value-type="string">
            <text:p>Combined Decomposed Byte-Level Entropy</text:p>
          </table:table-cell>
          <table:table-cell office:value-type="float" office:value="3.86696" calcext:value-type="float">
            <text:p>3.86696</text:p>
          </table:table-cell>
          <table:table-cell/>
          <table:table-cell office:value-type="string" calcext:value-type="string">
            <text:p>Combined Decomposed Byte-Level Entropy</text:p>
          </table:table-cell>
          <table:table-cell office:value-type="float" office:value="4.01866" calcext:value-type="float">
            <text:p>4.018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onent 4 Byte-Level Entropy</text:p>
          </table:table-cell>
          <table:table-cell office:value-type="float" office:value="0.64578" calcext:value-type="float">
            <text:p>0.645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bined Decomposed Byte-Level Entropy</text:p>
          </table:table-cell>
          <table:table-cell office:value-type="float" office:value="3.19335" calcext:value-type="float">
            <text:p>3.19335</text:p>
          </table:table-cell>
          <table:table-cell/>
          <table:table-cell office:value-type="string" calcext:value-type="string">
            <text:p>fullEntropy -Combined Decomposed <text:s/></text:p>
          </table:table-cell>
          <table:table-cell office:value-type="float" office:value="0.943165" calcext:value-type="float">
            <text:p>0.943165</text:p>
          </table:table-cell>
          <table:table-cell/>
          <table:table-cell office:value-type="string" calcext:value-type="string">
            <text:p>fullEntropy -Combined Decomposed <text:s/></text:p>
          </table:table-cell>
          <table:table-cell office:value-type="float" office:value="0.791463" calcext:value-type="float">
            <text:p>0.79146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fullEntropy -Combined Decomposed <text:s/></text:p>
          </table:table-cell>
          <table:table-cell table:style-name="ce2" office:value-type="float" office:value="1.61677" calcext:value-type="float">
            <text:p>1.61677</text:p>
          </table:table-cell>
          <table:table-cell table:style-name="ce2"/>
          <table:table-cell table:style-name="ce2" office:value-type="string" calcext:value-type="string">
            <text:p>fullEntropy -Combined Decomposed <text:s/></text:p>
          </table:table-cell>
          <table:table-cell table:style-name="ce2" office:value-type="float" office:value="0.943165" calcext:value-type="float">
            <text:p>0.943165</text:p>
          </table:table-cell>
          <table:table-cell table:style-name="ce2"/>
          <table:table-cell table:style-name="ce2" office:value-type="string" calcext:value-type="string">
            <text:p>fullEntropy -Combined Decomposed <text:s/></text:p>
          </table:table-cell>
          <table:table-cell table:style-name="ce2" office:value-type="float" office:value="0.791463" calcext:value-type="float">
            <text:p>0.791463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Full Data Compression Ratio</text:p>
          </table:table-cell>
          <table:table-cell office:value-type="float" office:value="2.65329" calcext:value-type="float">
            <text:p>2.65329</text:p>
          </table:table-cell>
          <table:table-cell/>
          <table:table-cell office:value-type="string" calcext:value-type="string">
            <text:p>Full Data Compression Ratio</text:p>
          </table:table-cell>
          <table:table-cell office:value-type="float" office:value="2.65329" calcext:value-type="float">
            <text:p>2.65329</text:p>
          </table:table-cell>
          <table:table-cell/>
          <table:table-cell office:value-type="string" calcext:value-type="string">
            <text:p>Full Data Compression Ratio</text:p>
          </table:table-cell>
          <table:table-cell office:value-type="float" office:value="2.65329" calcext:value-type="float">
            <text:p>2.653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omposed Data Compression Ratio</text:p>
          </table:table-cell>
          <table:table-cell office:value-type="float" office:value="2.40221" calcext:value-type="float">
            <text:p>2.40221</text:p>
          </table:table-cell>
          <table:table-cell/>
          <table:table-cell office:value-type="string" calcext:value-type="string">
            <text:p>Decomposed Data Compression Ratio</text:p>
          </table:table-cell>
          <table:table-cell office:value-type="float" office:value="2.82203" calcext:value-type="float">
            <text:p>2.82203</text:p>
          </table:table-cell>
          <table:table-cell/>
          <table:table-cell office:value-type="string" calcext:value-type="string">
            <text:p>Decomposed Data Compression Ratio</text:p>
          </table:table-cell>
          <table:table-cell office:value-type="float" office:value="2.66226" calcext:value-type="float">
            <text:p>2.6622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pression Ratio Improvement</text:p>
          </table:table-cell>
          <table:table-cell table:style-name="ce3" office:value-type="float" office:value="-0.25108" calcext:value-type="float">
            <text:p>-0.25108</text:p>
          </table:table-cell>
          <table:table-cell table:style-name="ce3"/>
          <table:table-cell table:style-name="ce3" office:value-type="string" calcext:value-type="string">
            <text:p>Compression Ratio Improvement</text:p>
          </table:table-cell>
          <table:table-cell table:style-name="ce3" office:value-type="float" office:value="0.168743" calcext:value-type="float">
            <text:p>0.168743</text:p>
          </table:table-cell>
          <table:table-cell table:style-name="ce3"/>
          <table:table-cell table:style-name="ce3" office:value-type="string" calcext:value-type="string">
            <text:p>Compression Ratio Improvement</text:p>
          </table:table-cell>
          <table:table-cell table:style-name="ce3" office:value-type="float" office:value="0.00896966" calcext:value-type="float">
            <text:p>0.00896966</text:p>
          </table:table-cell>
          <table:table-cell table:style-name="ce3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17:43:41.212740004</meta:creation-date>
    <dc:date>2024-12-08T22:29:27.924603437</dc:date>
    <meta:editing-duration>PT4M55S</meta:editing-duration>
    <meta:editing-cycles>1</meta:editing-cycles>
    <meta:document-statistic meta:table-count="1" meta:cell-count="133" meta:object-count="0"/>
    <meta:generator>LibreOffice/7.3.7.2$Linux_X86_64 LibreOffice_project/30$Build-2</meta:generator>
  </office:meta>
</office:document-meta>
</file>